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3266f" officeooo:paragraph-rsid="0013266f" style:font-weight-asian="bold" style:font-weight-complex="bold"/>
    </style:style>
    <style:style style:name="P2" style:family="paragraph" style:parent-style-name="Standard">
      <style:text-properties officeooo:paragraph-rsid="0013266f"/>
    </style:style>
    <style:style style:name="P3" style:family="paragraph" style:parent-style-name="Standard">
      <style:text-properties officeooo:paragraph-rsid="0016bb09"/>
    </style:style>
    <style:style style:name="P4" style:family="paragraph" style:parent-style-name="Standard">
      <style:text-properties fo:font-weight="bold" officeooo:rsid="00192cd7" officeooo:paragraph-rsid="00192cd7" style:font-weight-asian="bold" style:font-weight-complex="bold"/>
    </style:style>
    <style:style style:name="P5" style:family="paragraph" style:parent-style-name="Standard">
      <style:text-properties officeooo:paragraph-rsid="00192cd7"/>
    </style:style>
    <style:style style:name="P6" style:family="paragraph" style:parent-style-name="Standard">
      <style:text-properties officeooo:paragraph-rsid="001a949a"/>
    </style:style>
    <style:style style:name="P7" style:family="paragraph" style:parent-style-name="Standard">
      <style:text-properties officeooo:rsid="001a949a" officeooo:paragraph-rsid="001a949a"/>
    </style:style>
    <style:style style:name="T1" style:family="text">
      <style:text-properties officeooo:rsid="0013266f"/>
    </style:style>
    <style:style style:name="T2" style:family="text">
      <style:text-properties officeooo:rsid="0014c385"/>
    </style:style>
    <style:style style:name="T3" style:family="text">
      <style:text-properties officeooo:rsid="0016bb09"/>
    </style:style>
    <style:style style:name="T4" style:family="text">
      <style:text-properties officeooo:rsid="0016d1b0"/>
    </style:style>
    <style:style style:name="T5" style:family="text">
      <style:text-properties fo:font-weight="normal" style:font-weight-asian="normal" style:font-weight-complex="normal"/>
    </style:style>
    <style:style style:name="T6" style:family="text">
      <style:text-properties fo:font-weight="normal" officeooo:rsid="00192cd7" style:font-weight-asian="normal" style:font-weight-complex="normal"/>
    </style:style>
    <style:style style:name="T7" style:family="text">
      <style:text-properties fo:font-weight="normal" officeooo:rsid="001933f1" style:font-weight-asian="normal" style:font-weight-complex="normal"/>
    </style:style>
    <style:style style:name="T8" style:family="text">
      <style:text-properties fo:font-weight="normal" officeooo:rsid="001a949a" style:font-weight-asian="normal" style:font-weight-complex="normal"/>
    </style:style>
    <style:style style:name="T9" style:family="text">
      <style:text-properties fo:font-variant="normal" fo:text-transform="none" fo:color="#222222" style:font-name="Arial" fo:font-size="9.75pt" fo:letter-spacing="normal" fo:font-style="normal" fo:font-weight="normal" style:font-weight-asian="normal" style:font-weight-complex="normal"/>
    </style:style>
    <style:style style:name="T10" style:family="text">
      <style:text-properties fo:font-variant="normal" fo:text-transform="none" fo:color="#222222" style:font-name="Arial" fo:font-size="9.75pt" fo:letter-spacing="normal" fo:font-style="normal" fo:font-weight="normal" officeooo:rsid="001a949a" style:font-weight-asian="normal" style:font-weight-complex="normal"/>
    </style:style>
    <style:style style:name="T11" style:family="text">
      <style:text-properties fo:font-variant="normal" fo:text-transform="none" fo:color="#222222" style:font-name="Arial" fo:font-size="9.75pt" fo:letter-spacing="normal" fo:font-style="italic" fo:font-weight="normal" style:font-weight-asian="normal" style:font-weight-complex="normal"/>
    </style:style>
    <style:style style:name="T12" style:family="text">
      <style:text-properties fo:font-variant="normal" fo:text-transform="none" fo:color="#222222" style:font-name="Arial" fo:font-size="9.75pt" fo:letter-spacing="normal" fo:font-style="italic" fo:font-weight="normal" officeooo:rsid="001a949a" style:font-weight-asian="normal" style:font-weight-complex="normal"/>
    </style:style>
    <style:style style:name="T13" style:family="text">
      <style:text-properties fo:color="#222222" style:font-name="Arial" fo:font-size="9.75pt" fo:letter-spacing="normal" fo:font-style="italic" fo:font-weight="normal" officeooo:rsid="001a949a"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udy Rationale</text:p>
      <text:p text:style-name="P2"><text:span text:style-name="T1">Memory is responsible for two kind of processes: statistical learning and episodic encoding. Statistical learning refers to the extraction of commonalities between events previously encountered <text:s/>while </text:span><text:span text:style-name="T3">episodic </text:span><text:span text:style-name="T1">encoding </text:span><text:span text:style-name="T3">refers to the storing of high</text:span><text:span text:style-name="T1"> detailed individual experiences. Statistical learning is generalized knowledge that occurs slowly and integrates memories over time, while episodic memory occurs rapidly and encodes distinct memory traces. <text:line-break/>In this task, we aim at investigating the relationship between </text:span><text:span text:style-name="T3">these two kinds of processes</text:span><text:span text:style-name="T1">. </text:span><text:span text:style-name="T2">Given that the function of memory is to guide future behaviour drawing upon previous experience, the importance of an item should increase in conditions where individuals have to learn the regularities, </text:span><text:span text:style-name="T3">because that item is highly informative for predicting future events.</text:span><text:span text:style-name="T2"> Conversely, it is less important to encode a new item when this is not helpful for guiding future behaviour, </text:span><text:span text:style-name="T3">for example in conditions where the expectations are already set and learning has already occurred. </text:span></text:p>
      <text:p text:style-name="P3"><text:span text:style-name="T3">In order to reveal this relationship, a </text:span><text:span text:style-name="T4">probabilistic learning</text:span><text:span text:style-name="T3"> task was created with two conditions: A condition in which participants know in advance which one is the correct association </text:span><text:span text:style-name="T4">between a character and an object </text:span><text:span text:style-name="T3">and a condition in which participants have to learn it. Participants have to predict on every trial which object category is associated with each of two characters, and are then presented with trial-unique objects that belong to the one of the categories. The hypothesis is that in the learning condition encoding will be improved, compared to the “known” condition. </text:span></text:p>
      <text:p text:style-name="P3"/>
      <text:p text:style-name="P4">Developmental perspectives and hypotheses</text:p>
      <text:p text:style-name="P5"><text:span text:style-name="T6">The process of the extraction of commonalities through the integration of different experiences (statistical learning) and episodic encoding follows different developmental trajectories. While learning through integration of different items seems to be highly dependent on the encoding of the specific episodes in young adults, in children this ability may not rely on the encoding of the specific instances. The reason seems to be the immaturity of brain systems that supports episodic encoding in children (see, e.g., </text:span><text:span text:style-name="T7">Ngo et al., 2021). If this is the case, we may expect reduced effect of the learning condition in children, compared to young adults. This may also be true for older adults, where the brain structures that support episodic encoding </text:span><text:span text:style-name="T8">undergo gray matter loss</text:span><text:span text:style-name="T7"> and </text:span><text:span text:style-name="T8">progressive age-related decline (see, e.g., Duarte &amp; Dulas, 2020).</text:span></text:p>
      <text:p text:style-name="P5"><text:span text:style-name="T8"/></text:p>
      <text:p text:style-name="P7"><text:span text:style-name="T5">Introduction to statistical learning:<text:line-break/></text:span><text:span text:style-name="T9">Sherman, B. E., Graves, K. N., &amp; Turk-Browne, N. B. (2020). The prevalence and importance of statistical learning in human cognition and behavior. </text:span><text:span text:style-name="T11">Current opinion in behavioral sciences</text:span><text:span text:style-name="T9">, </text:span><text:span text:style-name="T11">32</text:span><text:span text:style-name="T9">, 15-20.</text:span></text:p>
      <text:p text:style-name="P7"><text:span text:style-name="T9"/></text:p>
      <text:p text:style-name="P7"><text:span text:style-name="T9">Episodic memory and statistical learning. Bear in mind though that this is different task, which leads to different predictions and conclusions. However, it is a good starting point:</text:span></text:p>
      <text:p text:style-name="P5"><text:span text:style-name="T10">Sherman, B. E., &amp; Turk-Browne, N. B. (2020). Statistical prediction of the future impairs episodic encoding of the present. </text:span><text:span text:style-name="T13">Proceedings of the National Academy of Sciences</text:span><text:span text:style-name="T10">, </text:span><text:span text:style-name="T13">117</text:span><text:span text:style-name="T10">(37), 22760-22770.</text:span></text:p>
      <text:p text:style-name="P7"><text:span text:style-name="T10"/></text:p>
      <text:p text:style-name="P7"><text:span text:style-name="T9">Episodic memory in aging</text:span></text:p>
      <text:p text:style-name="P6"><text:span text:style-name="T10">Duarte, A., &amp; Dulas, M. R. (2020). Episodic memory decline in aging. </text:span><text:span text:style-name="T13">The Cambridge Handbook of Cognitive Aging</text:span><text:span text:style-name="T10">, 200-217.</text:span></text:p>
      <text:p text:style-name="P7"><text:span text:style-name="T10">E</text:span><text:span text:style-name="T9">pisodic memory and semantic generalization in young adults and children:</text:span></text:p>
      <text:p text:style-name="P5"><text:span text:style-name="T10">Ngo, C. T., Benear, S. L., Popal, H., Olson, I., &amp; Newcombe, N. S. (2020). Contingency of semantic generalization on episodic specificity: Variations across development. </text:span><text:span text:style-name="T13">Available at SSRN 3732375</text:span><text:span text:style-name="T10">.</text:span></text:p>
      <text:p text:style-name="P5"><text:span text:style-name="T10"/></text:p>
      <text:p text:style-name="P5"><text:span text:style-name="T10"/></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Francesco Pupillo</meta:initial-creator>
    <meta:creation-date>2021-11-22T11:36:37.088463398</meta:creation-date>
    <dc:date>2021-11-24T10:40:22.978915438</dc:date>
    <dc:creator>Francesco Pupillo</dc:creator>
    <meta:editing-duration>PT21M13S</meta:editing-duration>
    <meta:editing-cycles>2</meta:editing-cycles>
    <meta:generator>LibreOffice/6.4.7.2$Linux_X86_64 LibreOffice_project/40$Build-2</meta:generator>
    <meta:document-statistic meta:table-count="0" meta:image-count="0" meta:object-count="0" meta:page-count="1" meta:paragraph-count="12" meta:word-count="532" meta:character-count="3547" meta:non-whitespace-character-count="3023"/>
  </office:meta>
</office:document-meta>
</file>